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1.98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176.28mm"/>
    </style:style>
    <style:style style:name="co6" style:family="table-column">
      <style:table-column-properties fo:break-before="auto" style:column-width="198.6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24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580.43mm"/>
    </style:style>
    <style:style style:name="ro1" style:family="table-row">
      <style:table-row-properties style:row-height="30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style:rotation-angle="60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map style:condition="is-true-formula(ISBLANK(INDIRECT(ADDRESS(ROW();1))))" style:apply-style-name="Bad" style:base-cell-address="'gtfs-read-errors'.A2"/>
      <style:map style:condition="is-true-formula(NOT(ISBLANK(INDIRECT(ADDRESS(ROW();1)))))" style:apply-style-name="Good" style:base-cell-address="'gtfs-read-errors'.A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ISBLANK(INDIRECT(ADDRESS(ROW();1))))" style:apply-style-name="Bad" style:base-cell-address="'gtfs-read-errors'.A2"/>
      <style:map style:condition="is-true-formula(NOT(ISBLANK(INDIRECT(ADDRESS(ROW();1)))))" style:apply-style-name="Good" style:base-cell-address="'gtfs-read-errors'.A2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map style:condition="is-true-formula(ISBLANK(INDIRECT(ADDRESS(ROW();1))))" style:apply-style-name="Bad" style:base-cell-address="'gtfs-deserialize-errors'.A2"/>
      <style:map style:condition="is-true-formula(NOT(ISBLANK(INDIRECT(ADDRESS(ROW();1)))))" style:apply-style-name="Good" style:base-cell-address="'gtfs-deserialize-errors'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tfs-read-err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2" office:value-type="string" calcext:value-type="string">
            <text:p>in_specification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line_number</text:p>
          </table:table-cell>
          <table:table-cell table:style-name="ce2" office:value-type="string" calcext:value-type="string">
            <text:p>log_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og_message</text:p>
          </table:table-cell>
          <table:table-cell table:style-name="ce2"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calendar.txt` can't be opened in the folder (`PathFile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87" calcext:value-type="float">
            <text:p>18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calendar.txt` can't be opened inside the ZIP archive (`Zip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189" calcext:value-type="float">
            <text:p>189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file `calendar.txt` is not present </text:p>
          </table:table-cell>
          <table:table-cell table:style-name="ce3" office:value-type="string" calcext:value-type="string">
            <text:p>Skipping calendar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193" calcext:value-type="float">
            <text:p>193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file `calendar.txt` is present</text:p>
          </table:table-cell>
          <table:table-cell table:style-name="ce3" office:value-type="string" calcext:value-type="string">
            <text:p>Reading calendar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196" calcext:value-type="float">
            <text:p>19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line of `calendar.txt` cannot be deserialized into a `Calendar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205" calcext:value-type="float">
            <text:p>205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service_id` of `calendar.txt` are the same (ID conflict)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calendar_dates.txt` can't be opened in the folder (`PathFile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87" calcext:value-type="float">
            <text:p>18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calendar_dates.txt` can't be opened inside the ZIP archive (`Zip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both `calendar.txt` and `calendar_dates.txt` are not present</text:p>
          </table:table-cell>
          <table:table-cell table:style-name="ce3" office:value-type="string" calcext:value-type="string">
            <text:p>calendar_dates.txt or calendar.txt not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140" calcext:value-type="float">
            <text:p>140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`calendar_dates.txt` is not present</text:p>
          </table:table-cell>
          <table:table-cell table:style-name="ce3" office:value-type="string" calcext:value-type="string">
            <text:p>Skipping calendar_dates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`calendar_dates.txt` is present</text:p>
          </table:table-cell>
          <table:table-cell table:style-name="ce3" office:value-type="string" calcext:value-type="string">
            <text:p>Reading calendar_dates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common_format.rs</text:p>
          </table:table-cell>
          <table:table-cell table:style-name="ce4" office:value-type="float" office:value="147" calcext:value-type="float">
            <text:p>14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line of `calendar_dates.txt` cannot be deserialized into a `CalendarDate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57" calcext:value-type="float">
            <text:p>57</text:p>
          </table:table-cell>
          <table:table-cell table:style-name="ce3" office:value-type="string" calcext:value-type="string">
            <text:p>INFO</text:p>
          </table:table-cell>
          <table:table-cell table:style-name="ce3"/>
          <table:table-cell table:style-name="ce3" office:value-type="string" calcext:value-type="string">
            <text:p>Reading dataset and contributor from &lt;config-path&gt;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config-path` cannot be opened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config-path` cannot be deserialized properly as a `Config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mod.rs</text:p>
          </table:table-cell>
          <table:table-cell table:style-name="ce4" office:value-type="float" office:value="255" calcext:value-type="float">
            <text:p>255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contributor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mod.rs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dataset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451" calcext:value-type="float">
            <text:p>451</text:p>
          </table:table-cell>
          <table:table-cell table:style-name="ce3" office:value-type="string" calcext:value-type="string">
            <text:p>INFO</text:p>
          </table:table-cell>
          <table:table-cell table:style-name="ce3"/>
          <table:table-cell table:style-name="ce3" office:value-type="string" calcext:value-type="string">
            <text:p>Reading agency.tx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459" calcext:value-type="float">
            <text:p>45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network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464" calcext:value-type="float">
            <text:p>464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company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550" calcext:value-type="float">
            <text:p>550</text:p>
          </table:table-cell>
          <table:table-cell table:style-name="ce3" office:value-type="string" calcext:value-type="string">
            <text:p>INFO</text:p>
          </table:table-cell>
          <table:table-cell table:style-name="ce3"/>
          <table:table-cell table:style-name="ce3" office:value-type="string" calcext:value-type="string">
            <text:p>Reading stops.tx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stops.txt` can't be opened in the folder (`PathFile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187" calcext:value-type="float">
            <text:p>18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stops.txt` can't be opened inside the ZIP archive (`Zip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557" calcext:value-type="float">
            <text:p>55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line of `stops.txt` cannot be deserialized into a `Stop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590" calcext:value-type="float">
            <text:p>590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if the stop is of type `StopEntrance`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593" calcext:value-type="float">
            <text:p>593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if the stop is of type `GenericNode`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596" calcext:value-type="float">
            <text:p>596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if the stop is of type `BoardingArea`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600" calcext:value-type="float">
            <text:p>600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stop_point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601" calcext:value-type="float">
            <text:p>601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stop_area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transfers.txt` can't be opened in the folder (`PathFile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187" calcext:value-type="float">
            <text:p>18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transfers.txt` can't be opened inside the ZIP archive (`Zip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616" calcext:value-type="float">
            <text:p>616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`transfers.txt` is not present</text:p>
          </table:table-cell>
          <table:table-cell table:style-name="ce3" office:value-type="string" calcext:value-type="string">
            <text:p>Skipping transfers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620" calcext:value-type="float">
            <text:p>620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`transfers.txt` is present</text:p>
          </table:table-cell>
          <table:table-cell table:style-name="ce3" office:value-type="string" calcext:value-type="string">
            <text:p>Reading transfers.tx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624" calcext:value-type="float">
            <text:p>624</text:p>
          </table:table-cell>
          <table:table-cell table:style-name="ce3" office:value-type="string" calcext:value-type="string">
            <text:p>WARN/IGNORE</text:p>
          </table:table-cell>
          <table:table-cell table:style-name="ce3" office:value-type="string" calcext:value-type="string">
            <text:p>if a line of `transfers.txt` cannot be deserialized into a `Transfer` object</text:p>
          </table:table-cell>
          <table:table-cell table:style-name="ce3" office:value-type="string" calcext:value-type="string">
            <text:p>Problem reading transfers.txt: &lt;error&gt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630" calcext:value-type="float">
            <text:p>630</text:p>
          </table:table-cell>
          <table:table-cell table:style-name="ce3" office:value-type="string" calcext:value-type="string">
            <text:p>WARN/IGNORE</text:p>
          </table:table-cell>
          <table:table-cell table:style-name="ce3" office:value-type="string" calcext:value-type="string">
            <text:p>if the `from_stop_id` refer to `stop_point` that doesn't exist</text:p>
          </table:table-cell>
          <table:table-cell table:style-name="ce3" office:value-type="string" calcext:value-type="string">
            <text:p>Problem reading transfers.txt: from_stop_id=&lt;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638" calcext:value-type="float">
            <text:p>638</text:p>
          </table:table-cell>
          <table:table-cell table:style-name="ce3" office:value-type="string" calcext:value-type="string">
            <text:p>WARN/IGNORE</text:p>
          </table:table-cell>
          <table:table-cell table:style-name="ce3" office:value-type="string" calcext:value-type="string">
            <text:p>if the `to_stop_id` refer to `stop_point` that doesn't exist</text:p>
          </table:table-cell>
          <table:table-cell table:style-name="ce3" office:value-type="string" calcext:value-type="string">
            <text:p>Problem reading transfers.txt: to_stop_id=&lt;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657" calcext:value-type="float">
            <text:p>657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if the minimum transfer time of the `Transfer` object is empty</text:p>
          </table:table-cell>
          <table:table-cell table:style-name="ce3" office:value-type="string" calcext:value-type="string">
            <text:p>The min_transfer_time between from_stop_id &lt;from_stop_point&gt; and to_stop_id &lt;to_stop_point&gt; is empt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676" calcext:value-type="float">
            <text:p>67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transfer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shapes.txt` can't be opened in the folder (`PathFile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87" calcext:value-type="float">
            <text:p>18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shapes.txt` can't be opened inside the ZIP archive (`Zip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251" calcext:value-type="float">
            <text:p>251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`shapes.txt` is not present</text:p>
          </table:table-cell>
          <table:table-cell table:style-name="ce3" office:value-type="string" calcext:value-type="string">
            <text:p>Skipping shapes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255" calcext:value-type="float">
            <text:p>255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<text:span text:style-name="T1">if `shapes</text:span>.txt` is present</text:p>
          </table:table-cell>
          <table:table-cell table:style-name="ce3" office:value-type="string" calcext:value-type="string">
            <text:p>Reading shapes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259" calcext:value-type="float">
            <text:p>259</text:p>
          </table:table-cell>
          <table:table-cell table:style-name="ce3" office:value-type="string" calcext:value-type="string">
            <text:p>WARN/IGNORE</text:p>
          </table:table-cell>
          <table:table-cell table:style-name="ce3" office:value-type="string" calcext:value-type="string">
            <text:p>if a line of `shapes.txt` cannot be deserialized into a `Shape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271" calcext:value-type="float">
            <text:p>271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geometry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885" calcext:value-type="float">
            <text:p>885</text:p>
          </table:table-cell>
          <table:table-cell table:style-name="ce3" office:value-type="string" calcext:value-type="string">
            <text:p>INFO</text:p>
          </table:table-cell>
          <table:table-cell table:style-name="ce3"/>
          <table:table-cell table:style-name="ce3" office:value-type="string" calcext:value-type="string">
            <text:p>Reading routes.tx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213" calcext:value-type="float">
            <text:p>213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line of `routes.txt` cannot be deserialized into a `Route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888" calcext:value-type="float">
            <text:p>88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commercial_modes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889" calcext:value-type="float">
            <text:p>88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physical_modes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213" calcext:value-type="float">
            <text:p>213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line of `trips.txt` cannot be deserialized into a `Trip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892" calcext:value-type="float">
            <text:p>892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if a `route` doesn't have an associated `trip`</text:p>
          </table:table-cell>
          <table:table-cell table:style-name="ce3" office:value-type="string" calcext:value-type="string">
            <text:p>Couldn't find trips for route_id &lt;route_id&gt;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727" calcext:value-type="float">
            <text:p>72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re is no route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894" calcext:value-type="float">
            <text:p>894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line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727" calcext:value-type="float">
            <text:p>72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re is no route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897" calcext:value-type="float">
            <text:p>89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route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834" calcext:value-type="float">
            <text:p>834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re is no datase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218" calcext:value-type="float">
            <text:p>21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 trip refers to a route which doesn't exist</text:p>
          </table:table-cell>
          <table:table-cell table:style-name="ce3" office:value-type="string" calcext:value-type="string">
            <text:p>Coudn't find route &lt;trip.route_id&gt; for trip &lt;trip.id&gt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multiple networks have been found</text:p>
          </table:table-cell>
          <table:table-cell table:style-name="ce3" office:value-type="string" calcext:value-type="string">
            <text:p>Impossible to get agency id, several networks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no network have been found</text:p>
          </table:table-cell>
          <table:table-cell table:style-name="ce3" office:value-type="string" calcext:value-type="string">
            <text:p>Impossible to get agency id, no network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906" calcext:value-type="float">
            <text:p>90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vehicle_journey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907" calcext:value-type="float">
            <text:p>90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trip_property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270" calcext:value-type="float">
            <text:p>270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equipment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stop_times.txt` can't be opened in the folder (`PathFile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read_utils.rs</text:p>
          </table:table-cell>
          <table:table-cell table:style-name="ce4" office:value-type="float" office:value="187" calcext:value-type="float">
            <text:p>18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stop_times.txt` can't be opened inside the ZIP archive (`Zip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string" calcext:value-type="string">
            <text:p>INFO</text:p>
          </table:table-cell>
          <table:table-cell table:style-name="ce3"/>
          <table:table-cell table:style-name="ce3" office:value-type="string" calcext:value-type="string">
            <text:p>Reading stop_times.tx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303" calcext:value-type="float">
            <text:p>303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line of `stop_times.txt` cannot be deserialized into a `StopTime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304" calcext:value-type="float">
            <text:p>304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stop_time` refers a `vehicle_journey` which doesn't exist</text:p>
          </table:table-cell>
          <table:table-cell table:style-name="ce3" office:value-type="string" calcext:value-type="string">
            <text:p>Problem reading stop_times.txt: trip_id=&lt;stop_time.trip_id&gt; not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403" calcext:value-type="float">
            <text:p>403</text:p>
          </table:table-cell>
          <table:table-cell table:style-name="ce3" office:value-type="string" calcext:value-type="string">
            <text:p>DEBUG</text:p>
          </table:table-cell>
          <table:table-cell table:style-name="ce3" office:value-type="string" calcext:value-type="string">
            <text:p>if `stop_time` has a departure time but no arrival time</text:p>
          </table:table-cell>
          <table:table-cell table:style-name="ce3" office:value-type="string" calcext:value-type="string">
            <text:p>for vj '&lt;vehicle_journey_id&gt;', stop time n° &lt;stop_time.stop_sequence&gt; has no arrival defined, we set it to its departure valu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407" calcext:value-type="float">
            <text:p>407</text:p>
          </table:table-cell>
          <table:table-cell table:style-name="ce3" office:value-type="string" calcext:value-type="string">
            <text:p>DEBUG</text:p>
          </table:table-cell>
          <table:table-cell table:style-name="ce3" office:value-type="string" calcext:value-type="string">
            <text:p>if `stop_time` has a arrival time but no departure time</text:p>
          </table:table-cell>
          <table:table-cell table:style-name="ce3" office:value-type="string" calcext:value-type="string">
            <text:p>for vj '&lt;vehicle_journey_id&gt;', stop time n° &lt;stop_time.stop_sequence&gt; has no departure defined, we set it to its arrival valu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413" calcext:value-type="float">
            <text:p>413</text:p>
          </table:table-cell>
          <table:table-cell table:style-name="ce3" office:value-type="string" calcext:value-type="string">
            <text:p>IGNORE</text:p>
          </table:table-cell>
          <table:table-cell table:style-name="ce3" office:value-type="string" calcext:value-type="string">
            <text:p>if the `stop_time` has no departure and no arrival time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426" calcext:value-type="float">
            <text:p>42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 first `stop_time` of the `vehicle_journey` has a no departure and no arrival time</text:p>
          </table:table-cell>
          <table:table-cell table:style-name="ce3" office:value-type="string" calcext:value-type="string">
            <text:p>the first stop time of the vj '&lt;vehicle_journey_id&gt;' has no departure/arrival, the stop_times.txt file is not vali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436" calcext:value-type="float">
            <text:p>43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 last `stop_time` of the `vehicle_journey` has a no departure and no arrival time</text:p>
          </table:table-cell>
          <table:table-cell table:style-name="ce3" office:value-type="string" calcext:value-type="string">
            <text:p>the last stop time of the vj '&lt;vehicle_journey_id&gt;' has no departure/arrival, the stop_times.txt file is not vali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gtfs/read.rs</text:p>
          </table:table-cell>
          <table:table-cell table:style-name="ce4" office:value-type="float" office:value="335" calcext:value-type="float">
            <text:p>335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 <text:s/>`stop_time` refers to a `stop_point` which doesn't exist</text:p>
          </table:table-cell>
          <table:table-cell table:style-name="ce3" office:value-type="string" calcext:value-type="string">
            <text:p>Problem reading stop_times.txt: stop_id=&lt;stop_time.stop_id&gt; not fou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frequencies.txt` can't be opened in the folder (`PathFile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read_utils.rs</text:p>
          </table:table-cell>
          <table:table-cell table:style-name="ce4" office:value-type="float" office:value="187" calcext:value-type="float">
            <text:p>18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file `frequencies.txt` can't be opened inside the ZIP archive (`ZipHandler`)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938" calcext:value-type="float">
            <text:p>938</text:p>
          </table:table-cell>
          <table:table-cell table:style-name="ce3" office:value-type="string" calcext:value-type="string">
            <text:p>INFO</text:p>
          </table:table-cell>
          <table:table-cell table:style-name="ce3"/>
          <table:table-cell table:style-name="ce3" office:value-type="string" calcext:value-type="string">
            <text:p>Reading frequencies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941" calcext:value-type="float">
            <text:p>941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if the file doesn't exist</text:p>
          </table:table-cell>
          <table:table-cell table:style-name="ce3" office:value-type="string" calcext:value-type="string">
            <text:p>Skipping frequencies.tx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946" calcext:value-type="float">
            <text:p>94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line of `frequencies.txt` cannot be deserialized into a `Frequency` objec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954" calcext:value-type="float">
            <text:p>954</text:p>
          </table:table-cell>
          <table:table-cell table:style-name="ce3" office:value-type="string" calcext:value-type="string">
            <text:p>WARN/IGNORE</text:p>
          </table:table-cell>
          <table:table-cell table:style-name="ce3" office:value-type="string" calcext:value-type="string">
            <text:p>if the `frequency` start time and end time are the same</text:p>
          </table:table-cell>
          <table:table-cell table:style-name="ce3" office:value-type="string" calcext:value-type="string">
            <text:p>frequency for trip &lt;frequency.trip_id&gt; has same start and end tim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964" calcext:value-type="float">
            <text:p>964</text:p>
          </table:table-cell>
          <table:table-cell table:style-name="ce3" office:value-type="string" calcext:value-type="string">
            <text:p>WARN/IGNORE</text:p>
          </table:table-cell>
          <table:table-cell table:style-name="ce3" office:value-type="string" calcext:value-type="string">
            <text:p>if the `frequency` refers to a `vehicle_journey` which doesn't exist</text:p>
          </table:table-cell>
          <table:table-cell table:style-name="ce3" office:value-type="string" calcext:value-type="string">
            <text:p>frequency mapped to an unexisting trip &lt;frequency.trip_id&gt;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975" calcext:value-type="float">
            <text:p>975</text:p>
          </table:table-cell>
          <table:table-cell table:style-name="ce3" office:value-type="string" calcext:value-type="string">
            <text:p>WARN/IGNORE</text:p>
          </table:table-cell>
          <table:table-cell table:style-name="ce3" office:value-type="string" calcext:value-type="string">
            <text:p>if the `vehicle_journey` relative to the `frequency` doesn't have any `stop_time`</text:p>
          </table:table-cell>
          <table:table-cell table:style-name="ce3" office:value-type="string" calcext:value-type="string">
            <text:p>frequency mapped to trip &lt;frequency.trip_id&gt; with no stop_times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996" calcext:value-type="float">
            <text:p>996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the `vehicle_journey` relative to the `frequency` refers to a `calendar` which doesn't exis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src/gtfs/read.rs</text:p>
          </table:table-cell>
          <table:table-cell table:style-name="ce4" office:value-type="float" office:value="1051" calcext:value-type="float">
            <text:p>1051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vehicle_journey` have conflicting identifier (after `frequency` have been exploded into `stop_time`)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353" calcext:value-type="float">
            <text:p>353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dataset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391" calcext:value-type="float">
            <text:p>391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line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393" calcext:value-type="float">
            <text:p>393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stop_point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405" calcext:value-type="float">
            <text:p>405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stop_area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407" calcext:value-type="float">
            <text:p>407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route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410" calcext:value-type="float">
            <text:p>410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t least 2 `vehicle_journey` have conflicting identifier</text:p>
          </table:table-cell>
          <table:table-cell table:style-name="ce3" office:value-type="string" calcext:value-type="string">
            <text:p>&lt;id&gt; already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551" calcext:value-type="float">
            <text:p>551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transfer` refers to an existing `stop_point`</text:p>
          </table:table-cell>
          <table:table-cell table:style-name="ce3" office:value-type="string" calcext:value-type="string">
            <text:p>Invalid id: transfer.from_stop_id=&lt;transfer.from_stop_id&gt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rc/model.rs</text:p>
          </table:table-cell>
          <table:table-cell table:style-name="ce4" office:value-type="float" office:value="551" calcext:value-type="float">
            <text:p>551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transfer` refers to an existing `stop_point`</text:p>
          </table:table-cell>
          <table:table-cell table:style-name="ce3" office:value-type="string" calcext:value-type="string">
            <text:p>Invalid id: transfer.to_stop_id=&lt;transfer.to_stop_id&gt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vehicle_journey` refers to a `route` which doesn't exist</text:p>
          </table:table-cell>
          <table:table-cell table:style-name="ce3" office:value-type="string" calcext:value-type="string">
            <text:p>id=&lt;vehicle_journey.route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vehicle_journey` refers to a `physical_mode` which doesn't exist</text:p>
          </table:table-cell>
          <table:table-cell table:style-name="ce3" office:value-type="string" calcext:value-type="string">
            <text:p>id=&lt;vehicle_journey.physical_mode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vehicle_journey` refers to a `dataset` which doesn't exist</text:p>
          </table:table-cell>
          <table:table-cell table:style-name="ce3" office:value-type="string" calcext:value-type="string">
            <text:p>id=&lt;vehicle_journey.dataset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line` refers to a `network` which doesn't exist</text:p>
          </table:table-cell>
          <table:table-cell table:style-name="ce3" office:value-type="string" calcext:value-type="string">
            <text:p>id=&lt;line.network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line` refers to a `commercial_mode` which doesn't exist</text:p>
          </table:table-cell>
          <table:table-cell table:style-name="ce3" office:value-type="string" calcext:value-type="string">
            <text:p>id=&lt;line.commercial_mode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route` refers to a `line` which doesn't exist</text:p>
          </table:table-cell>
          <table:table-cell table:style-name="ce3" office:value-type="string" calcext:value-type="string">
            <text:p>id=&lt;route.line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stop_point` refers to a `stop_area` which doesn't exist</text:p>
          </table:table-cell>
          <table:table-cell table:style-name="ce3" office:value-type="string" calcext:value-type="string">
            <text:p>id=&lt;stop_point.stop_area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dataset` refers to a `contributor` which doesn't exist</text:p>
          </table:table-cell>
          <table:table-cell table:style-name="ce3" office:value-type="string" calcext:value-type="string">
            <text:p>id=&lt;dataset.contributor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vehicle_journey` refers to a `company` which doesn't exist</text:p>
          </table:table-cell>
          <table:table-cell table:style-name="ce3" office:value-type="string" calcext:value-type="string">
            <text:p>id=&lt;vehicle_journey.company_id&gt; not fou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lations/src/relations.rs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f a `vehicle_journey` refers to a `calendar` which doesn't exist</text:p>
          </table:table-cell>
          <table:table-cell table:style-name="ce3" office:value-type="string" calcext:value-type="string">
            <text:p>id=&lt;vehicle_journey.service_id&gt; not found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gtfs-read-errors'.A2:'gtfs-read-errors'.F101">
            <calcext:condition calcext:apply-style-name="Bad" calcext:value="formula-is(ISBLANK(INDIRECT(ADDRESS(ROW();1))))" calcext:base-cell-address="'gtfs-read-errors'.A2"/>
            <calcext:condition calcext:apply-style-name="Good" calcext:value="formula-is(NOT(ISBLANK(INDIRECT(ADDRESS(ROW();1)))))" calcext:base-cell-address="'gtfs-read-errors'.A2"/>
          </calcext:conditional-format>
        </calcext:conditional-formats>
      </table:table>
      <table:table table:name="gtfs-deserialize-error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1019" table:default-cell-style-name="Default"/>
        <table:table-row table:style-name="ro1">
          <table:table-cell table:style-name="ce2" office:value-type="string" calcext:value-type="string">
            <text:p>in_specifica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log_type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service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a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a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a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a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a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a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a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in the format 'yyyymmdd'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.txt` is missing or is not in the format 'yyyymmdd'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Date</text:p>
          </table:table-cell>
          <table:table-cell office:value-type="string" calcext:value-type="string">
            <text:p>service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_date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_dates.txt` is missing or is not in the format 'yyyymmdd'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alendarDate</text:p>
          </table:table-cell>
          <table:table-cell office:value-type="string" calcext:value-type="string">
            <text:p>exception_typ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calendar_dates.txt` is missing or is neither `1` (Add) nor `2` (Remov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nfig/Contribu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configuration JSON file is miss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nfig/Contribut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configuration JSON file is miss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nfig/ConfigDataSet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configuration JSON file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s.txt` is missing; all `/` are remov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na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desc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lat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s.txt` is missing or is not a valid floating numb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lon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s.txt` is missing or is not a valid floating numb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location_type</text:p>
          </table:table-cell>
          <table:table-cell/>
          <table:table-cell office:value-type="string" calcext:value-type="string">
            <text:p>if value in `stops.txt` is not one of `0`, `1`, `2`, `3` or `4`, then default is `0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parent_station</text:p>
          </table:table-cell>
          <table:table-cell/>
          <table:table-cell office:value-type="string" calcext:value-type="string">
            <text:p>all `/` are remov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heelchair_boarding</text:p>
          </table:table-cell>
          <table:table-cell/>
          <table:table-cell office:value-type="string" calcext:value-type="string">
            <text:p>if value in `stops.txt` is not one of `0`, `1` or `2`, then default is `0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from_stop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transfers.txt` is missing; all `/` are remov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o_stop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transfers.txt` is missing; all `/` are remov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ransfer_type</text:p>
          </table:table-cell>
          <table:table-cell/>
          <table:table-cell office:value-type="string" calcext:value-type="string">
            <text:p>if value in `transfers.txt` is not one of `0`, `1`, `2` or `3`, then default is `0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min_transfer_ti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transfers.txt` is not an unsigned inte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hape</text:p>
          </table:table-cell>
          <table:table-cell office:value-type="string" calcext:value-type="string">
            <text:p>shape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hapes.txt` is missing; all `/` are remov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hape</text:p>
          </table:table-cell>
          <table:table-cell office:value-type="string" calcext:value-type="string">
            <text:p>shape_pt_lat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hapes.txt` is missing or is not a valid floating numb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hape</text:p>
          </table:table-cell>
          <table:table-cell office:value-type="string" calcext:value-type="string">
            <text:p>shape_pt_lon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hapes.txt` is missing or is not a valid floating numb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hape</text:p>
          </table:table-cell>
          <table:table-cell office:value-type="string" calcext:value-type="string">
            <text:p>shape_pt_sequenc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hapes.txt` is missing or is not a valid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ute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route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ute_short_na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route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ute_long_na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route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ute_typ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route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f value in `routes.txt` is not in the format `XXXXXX` (where `X` is an hexadecimal value) [_String is not a valid Hexadecimal value_]; if value in `routes.txt` is not 6 characters long [_String is too long (6 characters expected)_]; if value in `routes.txt` is not 6 characters long [_String is too short (6 characters expected)_]; if error, default to no color (the field is optional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text_col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f value in `routes.txt` is not in the format `XXXXXX` (where `X` is an hexadecimal value) [_String is not a valid Hexadecimal value_]; if value in `routes.txt` is not 6 characters long [_String is too long (6 characters expected)_]; if value in `routes.txt` is not 6 characters long [_String is too short (6 characters expected)_]; if error, default to no color (the field is optional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routes.txt` is missing or is not a valid unsigned numb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route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trip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trip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trip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direction_id</text:p>
          </table:table-cell>
          <table:table-cell/>
          <table:table-cell office:value-type="string" calcext:value-type="string">
            <text:p>if value in `trips.txt` is not one of `0` or `1`, then default is `0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shape_id</text:p>
          </table:table-cell>
          <table:table-cell/>
          <table:table-cell office:value-type="string" calcext:value-type="string">
            <text:p>all `/` are remov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wheelchair_boarding</text:p>
          </table:table-cell>
          <table:table-cell/>
          <table:table-cell office:value-type="string" calcext:value-type="string">
            <text:p>if value in `trips.txt` is not one of `0`, `1` or `2`, then default is `0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bikes_allowed</text:p>
          </table:table-cell>
          <table:table-cell/>
          <table:table-cell office:value-type="string" calcext:value-type="string">
            <text:p>if value in `trips.txt` is not one of `0`, `1` or `2`, then default is `0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trip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_times.txt` is 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arrival_ti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_times.txt` is not in the format `HH:MM:SS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departure_ti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_times.txt` is not in the format `HH:MM:SS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stop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_times.txt` is missing; all `/` are remov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stop_sequenc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_times.txt` is missing or is not a valid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pickup_type</text:p>
          </table:table-cell>
          <table:table-cell/>
          <table:table-cell office:value-type="string" calcext:value-type="string">
            <text:p>if value in `stop_times.txt` is not a valid unsigned integer, then default to `0`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drop_off_type</text:p>
          </table:table-cell>
          <table:table-cell/>
          <table:table-cell office:value-type="string" calcext:value-type="string">
            <text:p>if value in `stop_times.txt` is not a valid unsigned integer, then default to `0`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opTime</text:p>
          </table:table-cell>
          <table:table-cell office:value-type="string" calcext:value-type="string">
            <text:p>local_zone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stop_times.txt` is not a valid unsigned 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timepoint</text:p>
          </table:table-cell>
          <table:table-cell/>
          <table:table-cell office:value-type="string" calcext:value-type="string">
            <text:p>if value in `stop_times.txt` is not a valid unsigned integer, then default to `true`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trip_id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frequencies.txt` is miss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frequencies.txt` is missing or is not in the format `HH:MM:SS`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frequencies.txt` is missing or is not in the format `HH:MM:SS`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headway_secs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if value in `frequencies.txt` is missing or is not a valid unsigned inte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exact_times</text:p>
          </table:table-cell>
          <table:table-cell/>
          <table:table-cell office:value-type="string" calcext:value-type="string">
            <text:p>if value in `frequencies.txt` is not a valid unsigned integer, then default to `0`</text:p>
          </table:table-cell>
          <table:table-cell table:number-columns-repeated="1019"/>
        </table:table-row>
        <calcext:conditional-formats>
          <calcext:conditional-format calcext:target-range-address="'gtfs-deserialize-errors'.A2:'gtfs-deserialize-errors'.E60">
            <calcext:condition calcext:apply-style-name="Bad" calcext:value="formula-is(ISBLANK(INDIRECT(ADDRESS(ROW();1))))" calcext:base-cell-address="'gtfs-deserialize-errors'.A2"/>
            <calcext:condition calcext:apply-style-name="Good" calcext:value="formula-is(NOT(ISBLANK(INDIRECT(ADDRESS(ROW();1)))))" calcext:base-cell-address="'gtfs-deserialize-error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09:57:41.618119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1T11:20:02.020000143</dc:date>
    <meta:editing-duration>PT1H24M33S</meta:editing-duration>
    <meta:editing-cycles>15</meta:editing-cycles>
    <meta:generator>LibreOffice/6.2.7.1$Linux_X86_64 LibreOffice_project/20$Build-1</meta:generator>
    <meta:document-statistic meta:table-count="2" meta:cell-count="793" meta:object-count="0"/>
  </office:meta>
</office:document-meta>
</file>